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ohit Devanagari" svg:font-family="'Lohit Devanagari'"/>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margin-left="0cm" fo:margin-right="0cm" fo:text-indent="0cm" style:auto-text-indent="false">
        <style:tab-stops>
          <style:tab-stop style:position="8.498cm" style:type="center"/>
          <style:tab-stop style:position="18.461cm" style:type="right"/>
        </style:tab-stops>
      </style:paragraph-properties>
    </style:style>
    <style:style style:name="P3" style:family="paragraph" style:parent-style-name="Header">
      <style:text-properties fo:language="es" fo:country="ES"/>
    </style:style>
    <style:style style:name="P4" style:family="paragraph" style:parent-style-name="Heading_20_1" style:list-style-name="WWNum5">
      <style:paragraph-properties fo:margin-top="0.706cm" fo:margin-bottom="0.071cm" style:contextual-spacing="false" fo:keep-together="always" fo:hyphenation-ladder-count="no-limit" fo:padding-left="0cm" fo:padding-right="0cm" fo:padding-top="0cm" fo:padding-bottom="0.035cm" fo:border-left="none" fo:border-right="none" fo:border-top="none" fo:border-bottom="0.51pt solid #5b9bd5" fo:keep-with-next="always" style:vertical-align="auto"/>
      <style:text-properties fo:hyphenate="true" fo:hyphenation-remain-char-count="2" fo:hyphenation-push-char-count="2" loext:hyphenation-no-caps="false"/>
    </style:style>
    <style:style style:name="P5" style:family="paragraph" style:parent-style-name="Heading_20_2" style:list-style-name="WWNum5">
      <style:paragraph-properties fo:margin-left="1.016cm" fo:margin-right="0cm" fo:margin-top="0.423cm" fo:margin-bottom="0cm" style:contextual-spacing="false" fo:keep-together="always" fo:hyphenation-ladder-count="no-limit" fo:text-indent="-1.016cm" style:auto-text-indent="false" fo:keep-with-next="always" style:vertical-align="auto">
        <style:tab-stops/>
      </style:paragraph-properties>
      <style:text-properties fo:hyphenate="true" fo:hyphenation-remain-char-count="2" fo:hyphenation-push-char-count="2" loext:hyphenation-no-caps="false"/>
    </style:style>
    <style:style style:name="P6" style:family="paragraph" style:parent-style-name="Introducción">
      <style:paragraph-properties fo:margin-top="0.106cm" fo:margin-bottom="0cm" style:contextual-spacing="false"/>
    </style:style>
    <style:style style:name="P7" style:family="paragraph" style:parent-style-name="Respuesta">
      <style:text-properties style:font-name="Consolas" fo:font-size="10pt" style:font-size-asian="10pt"/>
    </style:style>
    <style:style style:name="P8" style:family="paragraph" style:parent-style-name="Respuesta">
      <style:text-properties style:font-name="Consolas"/>
    </style:style>
    <style:style style:name="P9" style:family="paragraph" style:parent-style-name="Respuesta">
      <style:paragraph-properties fo:margin-left="0.674cm" fo:margin-right="0cm" fo:text-indent="0.635cm" style:auto-text-indent="false"/>
      <style:text-properties style:font-name="Consolas"/>
    </style:style>
    <style:style style:name="P10" style:family="paragraph" style:parent-style-name="Respuesta">
      <style:text-properties fo:color="#ff0000" loext:opacity="100%"/>
    </style:style>
    <style:style style:name="P11" style:family="paragraph" style:parent-style-name="Respuesta">
      <style:text-properties officeooo:rsid="001a23c2" officeooo:paragraph-rsid="001a23c2"/>
    </style:style>
    <style:style style:name="P12" style:family="paragraph" style:parent-style-name="Standard">
      <style:paragraph-properties fo:margin-left="0cm" fo:margin-right="0cm" fo:margin-top="0.212cm" fo:margin-bottom="0.212cm" style:contextual-spacing="false" fo:text-align="justify" style:justify-single-word="false" fo:hyphenation-ladder-count="no-limit" fo:text-indent="0cm" style:auto-text-indent="false" style:vertical-align="auto"/>
      <style:text-properties fo:hyphenate="true" fo:hyphenation-remain-char-count="2" fo:hyphenation-push-char-count="2" loext:hyphenation-no-caps="false"/>
    </style:style>
    <style:style style:name="P13" style:family="paragraph" style:parent-style-name="Título_20_de_20_cubierta">
      <style:paragraph-properties fo:margin-top="1.693cm" fo:margin-bottom="1.058cm" style:contextual-spacing="false" fo:text-align="start" style:justify-single-word="false"/>
    </style:style>
    <style:style style:name="P14" style:family="paragraph" style:parent-style-name="ejercicio" style:list-style-name="">
      <style:paragraph-properties fo:margin-left="0cm" fo:margin-right="0cm" fo:margin-top="0.212cm" fo:margin-bottom="0.212cm" style:contextual-spacing="false" fo:text-indent="0cm" style:auto-text-indent="false"/>
    </style:style>
    <style:style style:name="P15" style:family="paragraph" style:parent-style-name="ejercicio" style:list-style-name="">
      <style:paragraph-properties fo:margin-left="0.63cm" fo:margin-right="0cm" fo:margin-top="0.106cm" fo:margin-bottom="0.106cm" style:contextual-spacing="false" fo:text-indent="0cm" style:auto-text-indent="false"/>
    </style:style>
    <style:style style:name="P16" style:family="paragraph" style:parent-style-name="ejercicio" style:list-style-name="">
      <style:paragraph-properties fo:margin-left="0.751cm" fo:margin-right="0cm" fo:margin-top="0.212cm" fo:margin-bottom="0.212cm" style:contextual-spacing="false" fo:text-indent="0cm" style:auto-text-indent="false"/>
    </style:style>
    <style:style style:name="P17" style:family="paragraph" style:parent-style-name="ejercicio" style:list-style-name="">
      <style:paragraph-properties fo:margin-left="0cm" fo:margin-right="0cm" fo:margin-top="0.212cm" fo:margin-bottom="0.212cm" style:contextual-spacing="false" fo:text-indent="0cm" style:auto-text-indent="false">
        <style:tab-stops>
          <style:tab-stop style:position="-9.525cm"/>
          <style:tab-stop style:position="-5.08cm"/>
        </style:tab-stops>
      </style:paragraph-properties>
    </style:style>
    <style:style style:name="P18" style:family="paragraph" style:parent-style-name="ejercicio" style:list-style-name="WWNum3">
      <style:paragraph-properties fo:margin-left="0.63cm" fo:margin-right="0cm" fo:margin-top="0.212cm" fo:margin-bottom="0.212cm" style:contextual-spacing="false" fo:text-indent="-0.63cm" style:auto-text-indent="false"/>
    </style:style>
    <style:style style:name="P19" style:family="paragraph" style:parent-style-name="ejercicio" style:list-style-name="WWNum3">
      <style:paragraph-properties fo:margin-left="0.751cm" fo:margin-right="0cm" fo:margin-top="0.212cm" fo:margin-bottom="0.212cm" style:contextual-spacing="false" fo:text-indent="0.635cm" style:auto-text-indent="false"/>
    </style:style>
    <style:style style:name="P20" style:family="paragraph" style:parent-style-name="ejercicio" style:list-style-name="WWNum11">
      <style:paragraph-properties fo:margin-left="0.63cm" fo:margin-right="0cm" fo:margin-top="0.212cm" fo:margin-bottom="0.212cm" style:contextual-spacing="true" fo:text-indent="-0.63cm" style:auto-text-indent="false"/>
    </style:style>
    <style:style style:name="P21" style:family="paragraph" style:parent-style-name="ejercicio" style:list-style-name="">
      <style:paragraph-properties fo:margin-left="0.63cm" fo:margin-right="0cm" fo:margin-top="0.106cm" fo:margin-bottom="0.106cm" style:contextual-spacing="false" fo:text-indent="-0.63cm" style:auto-text-indent="false">
        <style:tab-stops>
          <style:tab-stop style:position="-1.905cm"/>
        </style:tab-stops>
      </style:paragraph-properties>
    </style:style>
    <style:style style:name="P22" style:family="paragraph" style:parent-style-name="ejercicio" style:list-style-name="">
      <style:paragraph-properties fo:margin-left="0.63cm" fo:margin-right="0cm" fo:margin-top="0.106cm" fo:margin-bottom="0.106cm" style:contextual-spacing="false" fo:text-indent="-0.63cm" style:auto-text-indent="false">
        <style:tab-stops>
          <style:tab-stop style:position="-6.35cm"/>
        </style:tab-stops>
      </style:paragraph-properties>
    </style:style>
    <style:style style:name="P23" style:family="paragraph" style:parent-style-name="ejercicio" style:list-style-name="WWNum32">
      <style:paragraph-properties fo:margin-left="1.251cm" fo:margin-right="0cm" fo:margin-top="0cm" fo:margin-bottom="0cm" style:contextual-spacing="false" fo:text-indent="-0.25cm" style:auto-text-indent="false"/>
    </style:style>
    <style:style style:name="T1" style:family="text">
      <style:text-properties fo:color="#000000" loext:opacity="100%" style:font-name="Courier New1" fo:font-size="14pt" fo:font-weight="bold" style:font-size-asian="14pt" style:font-weight-asian="bold" style:font-size-complex="14pt" style:font-weight-complex="bold"/>
    </style:style>
    <style:style style:name="T2" style:family="text">
      <style:text-properties fo:font-size="24pt" fo:font-weight="normal" style:font-size-asian="24pt" style:font-weight-asian="normal"/>
    </style:style>
    <style:style style:name="T3" style:family="text">
      <style:text-properties fo:color="#2e74b5" loext:opacity="100%" style:font-name="Century Gothic" fo:font-size="18pt" fo:font-weight="normal" style:font-size-asian="18pt" style:font-weight-asian="normal" style:font-size-complex="18pt" style:language-complex="ar" style:country-complex="SA" style:font-weight-complex="normal"/>
    </style:style>
    <style:style style:name="T4" style:family="text">
      <style:text-properties fo:color="#2e74b5" loext:opacity="100%" fo:font-size="16pt" fo:font-style="normal" fo:font-weight="normal" style:font-size-asian="16pt" style:font-style-asian="normal" style:font-weight-asian="normal" style:language-complex="ar" style:country-complex="SA" style:font-style-complex="normal" style:font-weight-complex="normal"/>
    </style:style>
    <style:style style:name="T5" style:family="text">
      <style:text-properties fo:color="#2e74b5" loext:opacity="100%" style:font-name="Consolas" fo:font-size="16pt" fo:font-style="normal" fo:font-weight="normal" style:font-size-asian="16pt" style:font-style-asian="normal" style:font-weight-asian="normal" style:language-complex="ar" style:country-complex="SA" style:font-style-complex="normal" style:font-weight-complex="normal"/>
    </style:style>
    <style:style style:name="T6" style:family="text">
      <style:text-properties style:font-name-complex="Calibri2" style:language-complex="ar" style:country-complex="SA"/>
    </style:style>
    <style:style style:name="T7" style:family="text">
      <style:text-properties style:font-name="Consolas" fo:font-size="10pt" style:font-size-asian="10pt"/>
    </style:style>
    <style:style style:name="T8" style:family="text">
      <style:text-properties style:font-name="Consolas" fo:font-size="10pt" style:font-size-asian="10pt" style:font-name-complex="Calibri2" style:language-complex="ar" style:country-complex="SA"/>
    </style:style>
    <style:style style:name="T9" style:family="text">
      <style:text-properties style:font-name="Consolas" fo:font-size="10pt" fo:language="en" fo:country="US" style:font-size-asian="10pt"/>
    </style:style>
    <style:style style:name="T10" style:family="text">
      <style:text-properties style:font-name="Consolas" fo:font-size="10pt" fo:language="en" fo:country="US" fo:font-weight="bold" style:font-size-asian="10pt" style:font-weight-asian="bold"/>
    </style:style>
    <style:style style:name="T11" style:family="text">
      <style:text-properties style:font-name="Consolas" fo:font-size="10pt" fo:font-weight="bold" style:font-size-asian="10pt" style:font-weight-asian="bold"/>
    </style:style>
    <style:style style:name="T12" style:family="text">
      <style:text-properties fo:font-weight="bold" style:font-weight-asian="bold"/>
    </style:style>
    <style:style style:name="T13" style:family="text">
      <style:text-properties fo:language="en" fo:country="US"/>
    </style:style>
    <style:style style:name="T14" style:family="text">
      <style:text-properties style:text-underline-style="solid" style:text-underline-width="auto" style:text-underline-color="font-color"/>
    </style:style>
    <style:style style:name="T15" style:family="text">
      <style:text-properties fo:font-style="italic" style:font-style-asian="italic" style:font-style-complex="italic"/>
    </style:style>
    <style:style style:name="T16" style:family="text">
      <style:text-properties fo:color="#808080" loext:opacity="100%" fo:font-size="8pt" fo:language="es" fo:country="ES" fo:font-weight="bold" style:font-size-asian="8pt" style:font-weight-asian="bold" style:font-name-complex="Arial"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text:span text:style-name="T1">NOMBRE:__________________________________________________ </text:span></text:h>
      <text:p text:style-name="P13"><text:span text:style-name="T2">Práctica 2 – Expresiones regulares – Parte 1</text:span></text:p>
      <text:list xml:id="list1115878536" text:style-name="WWNum5">
        <text:list-item>
          <text:h text:style-name="P4" text:outline-level="1"><text:span text:style-name="T3">Objetivos</text:span></text:h>
        </text:list-item>
      </text:list>
      <text:p text:style-name="P12"><text:span text:style-name="T6">Esta práctica es una introducción a las expresiones regulares. Las emplearás junto con una serie de comandos de tipo filtro que te permitirán buscar texto (</text:span><text:span text:style-name="T8">grep</text:span><text:span text:style-name="T6">), editarlo (</text:span><text:span text:style-name="T8">sed</text:span><text:span text:style-name="T6">), seleccionar columnas en texto organizado de forma tabular (</text:span><text:span text:style-name="T8">cut</text:span><text:span text:style-name="T6">), o evitar repeticiones de texto (</text:span><text:span text:style-name="T8">uniq</text:span><text:span text:style-name="T6">). La práctica está dividida en dos partes</text:span></text:p>
      <text:list xml:id="list115112671170080" text:continue-numbering="true" text:style-name="WWNum5">
        <text:list-item>
          <text:h text:style-name="P4" text:outline-level="1"><text:span text:style-name="T3">Desarrollo</text:span></text:h>
        </text:list-item>
      </text:list>
      <text:p text:style-name="P14">Atiende a las explicaciones del profesor sobre expresiones regulares y los filtros a emplear en la práctica. Entre el material disponible en el aula virtual, puedes encontrar, las transparencias empleadas en clase, y, si lo necesitases para ampliar la información, los documentos “Introducción a las Expresiones Regulares”, “Expresiones regulares y filtros” y “El comando sed”.</text:p>
      <text:list xml:id="list115111134823097" text:continue-numbering="true" text:style-name="WWNum5">
        <text:list-item>
          <text:list>
            <text:list-item>
              <text:h text:style-name="P5" text:outline-level="2"><text:span text:style-name="T4">Entrega de resultados</text:span></text:h>
            </text:list-item>
          </text:list>
        </text:list-item>
      </text:list>
      <text:p text:style-name="P17">Utiliza los espacios recuadrados de este guion para escribir la respuesta a cada ejercicio.</text:p>
      <text:p text:style-name="P14">Cuando termines, entrega este mismo documento, <text:span text:style-name="T12">SIN CONVERTIR A PDF</text:span>, a través del aula virtual. </text:p>
      <text:list xml:id="list115112466334221" text:continue-numbering="true" text:style-name="WWNum5">
        <text:list-item>
          <text:list>
            <text:list-item>
              <text:h text:style-name="P5" text:outline-level="2"><text:span text:style-name="T4">Inicio</text:span></text:h>
            </text:list-item>
          </text:list>
        </text:list-item>
      </text:list>
      <text:p text:style-name="P17">Crea el directorio practica02 y haz que sea tu directorio de trabajo. </text:p>
      <text:list xml:id="list115110765305186" text:continue-numbering="true" text:style-name="WWNum5">
        <text:list-item>
          <text:list>
            <text:list-item>
              <text:h text:style-name="P5" text:outline-level="2"><text:span text:style-name="T4">Expresiones regulares y comando </text:span><text:span text:style-name="T5">grep</text:span></text:h>
            </text:list-item>
          </text:list>
        </text:list-item>
      </text:list>
      <text:list xml:id="list1224379591" text:style-name="WWNum3">
        <text:list-item>
          <text:p text:style-name="P18">Muestra la página grep del manual de Linux.¿Para qué sirven las opciones -v y -w? Fíjate en la sección EXPRESIONES REGULARES. </text:p>
        </text:list-item>
      </text:list>
      <text:p text:style-name="Respuesta"><text:span text:style-name="T7">man grep</text:span></text:p>
      <text:list xml:id="list115111786861489" text:continue-numbering="true" text:style-name="WWNum3">
        <text:list-item>
          <text:p text:style-name="P18">Usando <text:span text:style-name="T7">wget</text:span>, descarga de la dirección <text:a xlink:type="simple" xlink:href="http://www.unirioja.es/cu/fgarcia/texto.txt.gz" text:style-name="Internet_20_link" text:visited-style-name="Visited_20_Internet_20_Link"><text:span text:style-name="Internet_20_link">http://www.unirioja.es/cu/fgarcia/texto.txt.gz</text:span></text:a> el archivo texto.txt.gz. El texto contiene algunos párrafos de la entrada de la Wikipedia sobre Sistemas operativos Descomprímelo (para comprimir/descomprimir puedes utilizar los comandos <text:span text:style-name="T7">gzip</text:span> / <text:span text:style-name="T7">gunzip</text:span>). </text:p>
        </text:list-item>
      </text:list>
      <text:p text:style-name="P11">Wget <text:s/><text:a xlink:type="simple" xlink:href="http://www.unirioja.es/cu/fgarcia/texto.txt.gz" text:style-name="Internet_20_link" text:visited-style-name="Visited_20_Internet_20_Link"><text:span text:style-name="Internet_20_link">http://www.unirioja.es/cu/fgarcia/texto.txt.gz</text:span></text:a></text:p>
      <text:p text:style-name="P11"><text:span text:style-name="Internet_20_link">gunzip texto.txt.gz</text:span></text:p>
      <text:p text:style-name="P14">Los siguientes ejercicios usarán el fichero texto.txt descomprimido. En ellos se usa el comando <text:span text:style-name="T7">grep</text:span> y expresiones regulares que debes pensar para buscar patrones de texto en el fichero. El resultado mostrado por <text:span text:style-name="T7">grep</text:span> serán las líneas del fichero que contienen el texto buscado.</text:p>
      <text:p text:style-name="P14"><text:soft-page-break/>Te recomiendo que utilices expresiones regulares extendidas (opción <text:span text:style-name="T7">-E</text:span> de <text:span text:style-name="T7">grep</text:span>) y que encierres las expresiones regulares entre comillas <text:span text:style-name="T7">"…"</text:span>, para así evitar tener que escapar los metacaracteres que emplees en la expresión regular.</text:p>
      <text:p text:style-name="P14">Los ejercicios se pueden resolver de dos maneras:</text:p>
      <text:list xml:id="list2924542521" text:style-name="WWNum11">
        <text:list-item>
          <text:p text:style-name="P20">Usando solo <text:span text:style-name="T7">grep</text:span>, indicando el fichero como un argumento de <text:span text:style-name="T7">grep</text:span>:<text:span text:style-name="T7"> grep -E "de" texto.txt</text:span></text:p>
        </text:list-item>
        <text:list-item>
          <text:p text:style-name="P20">Usando concatenación de filtros, listando el contenido del fichero con <text:span text:style-name="T7">cat</text:span> y “enchufando” ese texto a <text:span text:style-name="T7">grep</text:span> mediante una tubería: <text:span text:style-name="T7">cat f_texto | grep -E "de"</text:span></text:p>
        </text:list-item>
      </text:list>
      <text:p text:style-name="P14">La segunda es más cómoda para hacer pruebas, porque permite editar la última parte, la de la expresión regular, de manera más cómoda. TE LA RECOMIENDO.</text:p>
      <text:list xml:id="list115112573756188" text:continue-list="list115111786861489" text:style-name="WWNum3">
        <text:list-item>
          <text:p text:style-name="P18">Muestra las líneas que contengan la cadena "SO".</text:p>
        </text:list-item>
      </text:list>
      <text:p text:style-name="Respuesta"><text:span text:style-name="T9">cat texto.txt | grep -E "SO"</text:span></text:p>
      <text:list xml:id="list115111115648494" text:continue-numbering="true" text:style-name="WWNum3">
        <text:list-item>
          <text:p text:style-name="P18">Muestra el número de líneas en las que aparece la cadena "SO".</text:p>
        </text:list-item>
      </text:list>
      <text:p text:style-name="Respuesta"><text:span text:style-name="T9">cat texto.txt | grep -E "SO" | wc -l</text:span></text:p>
      <text:p text:style-name="P21"><text:span text:style-name="T13"><text:tab/></text:span>Nota: hay 6 líneas</text:p>
      <text:list xml:id="list115112275504343" text:continue-numbering="true" text:style-name="WWNum3">
        <text:list-item>
          <text:p text:style-name="P18">Muestra las líneas que contengan la cadena "de".</text:p>
        </text:list-item>
      </text:list>
      <text:p text:style-name="P7">cat ej | egrep "de"</text:p>
      <text:p text:style-name="P21"><text:tab/>Nota: hay 186 líneas</text:p>
      <text:list xml:id="list115111610355636" text:continue-numbering="true" text:style-name="WWNum3">
        <text:list-item>
          <text:p text:style-name="P18">Muestra las líneas que comiencen por "El".</text:p>
        </text:list-item>
      </text:list>
      <text:p text:style-name="P7"/>
      <text:p text:style-name="P21"><text:tab/>Nota: hay 7 líneas</text:p>
      <text:list xml:id="list115111201646992" text:continue-numbering="true" text:style-name="WWNum3">
        <text:list-item>
          <text:p text:style-name="P18">Muestra las líneas que terminen en "es".</text:p>
        </text:list-item>
      </text:list>
      <text:p text:style-name="P7"/>
      <text:p text:style-name="P21"><text:tab/>Nota: hay 10 líneas</text:p>
      <text:list xml:id="list115111718698861" text:continue-numbering="true" text:style-name="WWNum3">
        <text:list-item>
          <text:p text:style-name="P18">Muestra las líneas que contienen un punto (tendrás que escapar el carácter "." con la contrabarra: "\.” para que el punto pierda el significado de cualquier carácter.</text:p>
        </text:list-item>
      </text:list>
      <text:p text:style-name="P8"/>
      <text:p text:style-name="P21"><text:tab/>Nota: hay 89 líneas</text:p>
      <text:list xml:id="list115110760721786" text:continue-numbering="true" text:style-name="WWNum3">
        <text:list-item>
          <text:p text:style-name="P18">Muestra las líneas que terminen en punto.</text:p>
        </text:list-item>
      </text:list>
      <text:p text:style-name="P8"/>
      <text:p text:style-name="P21"><text:tab/>Nota: hay 29 líneas</text:p>
      <text:list xml:id="list115111141001371" text:continue-numbering="true" text:style-name="WWNum3">
        <text:list-item>
          <text:p text:style-name="P18">Muestra las líneas que terminan en un dígito</text:p>
        </text:list-item>
      </text:list>
      <text:p text:style-name="Respuesta"/>
      <text:p text:style-name="P15">Nota: hay 4 líneas.</text:p>
      <text:list xml:id="list115111746250593" text:continue-numbering="true" text:style-name="WWNum3">
        <text:list-item>
          <text:p text:style-name="P18">Muestra las líneas que contengan la PALABRA "de" (atención, se pide la palabra “de”, no valen líneas que tengan alguna palabra con “de” en medio). Resolver con expresiones regulares, SIN usar la opción <text:span text:style-name="T7">-w</text:span> del comando <text:span text:style-name="T7">grep</text:span>.</text:p>
        </text:list-item>
      </text:list>
      <text:p text:style-name="P7"/>
      <text:p text:style-name="P21"><text:tab/>Nota: hay 157 líneas</text:p>
      <text:list xml:id="list115110717147267" text:continue-numbering="true" text:style-name="WWNum3">
        <text:list-item>
          <text:p text:style-name="P18">Muestra las líneas que tienen al menos dos comas no consecutivas</text:p>
        </text:list-item>
      </text:list>
      <text:p text:style-name="Respuesta"/>
      <text:p text:style-name="P15">Nota: hay 23 líneas</text:p>
      <text:list xml:id="list115111945793236" text:continue-numbering="true" text:style-name="WWNum3">
        <text:list-item>
          <text:p text:style-name="P18"><text:soft-page-break/>Muestra las líneas que comiencen por “a” y terminen en “n”.</text:p>
        </text:list-item>
      </text:list>
      <text:p text:style-name="P8"/>
      <text:p text:style-name="P21"><text:tab/>Nota: hay 2 líneas</text:p>
      <text:list xml:id="list115112643783349" text:continue-numbering="true" text:style-name="WWNum3">
        <text:list-item>
          <text:p text:style-name="P18">Muestra las líneas que contienen la cadena “SO” o la cadena “sistema”.</text:p>
        </text:list-item>
      </text:list>
      <text:p text:style-name="P9"/>
      <text:p text:style-name="P21"><text:tab/>Nota: hay 51 líneas</text:p>
      <text:list xml:id="list115111101781341" text:continue-numbering="true" text:style-name="WWNum3">
        <text:list-item>
          <text:p text:style-name="P18">Muestra las líneas que contienen la cadena <text:s/>“interrupción” <text:span text:style-name="T12">o</text:span> la cadena “interrupciones”.</text:p>
        </text:list-item>
      </text:list>
      <text:p text:style-name="Respuesta"/>
      <text:p text:style-name="P21"><text:tab/>Nota: hay 6 líneas</text:p>
      <text:list xml:id="list115112035906637" text:continue-numbering="true" text:style-name="WWNum3">
        <text:list-item>
          <text:p text:style-name="P18">Muestra las líneas que contienen la cadena “interrupción” <text:span text:style-name="T12">y</text:span> la cadena “interrupciones”.</text:p>
        </text:list-item>
      </text:list>
      <text:p text:style-name="Respuesta"/>
      <text:p text:style-name="P21"><text:tab/>Nota: hay 1 línea</text:p>
      <text:list xml:id="list115111838490903" text:continue-numbering="true" text:style-name="WWNum3">
        <text:list-item>
          <text:p text:style-name="P18">Muestra las líneas que contienen la cadena “interrupciones” o “Interrupciones” (en este caso, mejor que usar el operador OR es utilizar corchetes para las opciones de la letra i <text:span text:style-name="T7">[iI]</text:span>)</text:p>
        </text:list-item>
      </text:list>
      <text:p text:style-name="P9"/>
      <text:p text:style-name="P21"><text:tab/>Nota: hay 4 líneas</text:p>
      <text:list xml:id="list115111704610980" text:continue-numbering="true" text:style-name="WWNum3">
        <text:list-item>
          <text:p text:style-name="P18">Muestra todas las líneas que comienzan y terminan por el mismo carácter (necesitarás hacer una agrupación con el primer carácter de la línea para poder usarlo posteriormente).</text:p>
        </text:list-item>
      </text:list>
      <text:p text:style-name="P8"/>
      <text:p text:style-name="P22"><text:tab/>Nota: hay 8 líneas</text:p>
      <text:list xml:id="list115111323514353" text:continue-numbering="true" text:style-name="WWNum3">
        <text:list-item>
          <text:p text:style-name="P18">Muestra todas las líneas que contengan una letra cualquiera, seguida de la letra 'a' (mayúscula o minúscula) y seguida de la misma letra que precede a la letra 'a' (ej “dad”)</text:p>
        </text:list-item>
      </text:list>
      <text:p text:style-name="P8"/>
      <text:p text:style-name="P22"><text:tab/>Nota: hay 39 líneas</text:p>
      <text:list xml:id="list115112819567339" text:continue-numbering="true" text:style-name="WWNum3">
        <text:list-item>
          <text:p text:style-name="P18"><text:bookmark-start text:name="_Hlk110929799"/>Como el anterior, pero mostrando solo las líneas <text:span text:style-name="T14">que contengan alguna palabra que termine</text:span> por una letra cualquiera, seguida de la letra 'a' (mayúscula o minúscula) y seguida de la misma letra que precede a la letra 'a' (ej “uni<text:span text:style-name="T14">dad</text:span>”)</text:p>
        </text:list-item>
      </text:list>
      <text:p text:style-name="P8"/>
      <text:p text:style-name="P22"><text:tab/>Nota: hay 20 líneas <text:bookmark-start text:name="_Hlk110929875"/></text:p>
      <text:list xml:id="list115112273273562" text:continue-numbering="true" text:style-name="WWNum3">
        <text:list-item>
          <text:p text:style-name="P18"><text:bookmark-start text:name="_Hlk113602384"/><text:bookmark-start text:name="_Hlk113390364"/>Muestra las líneas que comiencen por la palabra “En” (en sus versiones “En” o “en”) o la palabra “Para” (solo “Para”) y que además terminen en vocal no acentuada (está PROHIBIDO usar la opción <text:span text:style-name="T7">-w</text:span> del comando <text:span text:style-name="T7">grep</text:span>).<text:bookmark-end text:name="_Hlk113602384"/></text:p>
        </text:list-item>
      </text:list>
      <text:p text:style-name="P10"/>
      <text:p text:style-name="P21"><text:tab/>Nota: hay 5 líneas<text:bookmark-end text:name="_Hlk113390364"/></text:p>
      <text:list xml:id="list115111220153731" text:continue-numbering="true" text:style-name="WWNum3">
        <text:list-item>
          <text:p text:style-name="P19">Muestra las líneas que contienen palabras de más de 15 letras.</text:p>
        </text:list-item>
      </text:list>
      <text:p text:style-name="P8"/>
      <text:p text:style-name="P22"><text:tab/>Nota: hay 7 líneas<text:bookmark-start text:name="_Hlk110940880"/><text:bookmark-end text:name="_Hlk110929875"/></text:p>
      <text:list xml:id="list115110707905225" text:continue-numbering="true" text:style-name="WWNum3">
        <text:list-item>
          <text:p text:style-name="P19">Muestra las líneas que contienen fechas con el formato dd-mm-yyyy; es decir, dos dígitos para el día (de 01 a 31), dos dígitos para el mes (de 01 a 12) y cuatro para el año (considera fechas de los milenios 1º o 2º). Para simplificar, no te preocupes de comprobar la coherencia de días con los meses; es decir, da por válidas la fechas 30-02-2021 o 31-04-2021, aunque no se correspondan con fechas reales. <text:bookmark-start text:name="_Hlk110941970"/>El separador de día, <text:soft-page-break/>mes y año puede ser el carácter ‘-‘ o el ‘/’<text:bookmark-start text:name="_Hlk110942008"/>, pero debe ser el mismo en toda la fecha<text:bookmark-end text:name="_Hlk110942008"/> (no es válido algo como 23-04/2021). <text:bookmark-end text:name="_Hlk110941970"/></text:p>
        </text:list-item>
      </text:list>
      <text:p text:style-name="Respuesta"/>
      <text:p text:style-name="P22"><text:tab/>Nota: hay 2 líneas<text:bookmark-end text:name="_Hlk110940880"/></text:p>
      <text:list xml:id="list115111583910465" text:continue-numbering="true" text:style-name="WWNum3">
        <text:list-item>
          <text:p text:style-name="P19">Usando <text:span text:style-name="T7">wget</text:span>, descarga de la dirección https://www.unirioja.es/ el archivo de portada la web de la universidad. ¿Qué tipo de documento has descargado? ¿Cómo se llama?</text:p>
        </text:list-item>
      </text:list>
      <text:p text:style-name="Respuesta"/>
      <text:list xml:id="list115112814193473" text:continue-numbering="true" text:style-name="WWNum3">
        <text:list-item>
          <text:p text:style-name="P19">Utiliza el fichero descargado para hacer los siguientes ejercicios</text:p>
        </text:list-item>
        <text:list-item>
          <text:p text:style-name="P19">Muestra las líneas del fichero en el que aparecen códigos de color hexadecimal de 6 cifras. Recuerda que los códigos numéricos de color usados en HTML comienzan por el símbolo # y continúan por una secuencia de 3 o 6 dígitos hexadecimales, en mayúsculas o minúsculas (ej #4FC5b3). Te pido sólo los códigos de 6 dígitos.</text:p>
        </text:list-item>
      </text:list>
      <text:p text:style-name="Respuesta"/>
      <text:list xml:id="list115112032593558" text:continue-numbering="true" text:style-name="WWNum3">
        <text:list-item>
          <text:p text:style-name="P19"><text:bookmark-start text:name="_Hlk110941333"/>Busca las etiquetas HTML que tengan etiqueta de apertura y de cierre en una misma línea. Por ejemplo:</text:p>
        </text:list-item>
      </text:list>
      <text:list xml:id="list576021992" text:style-name="WWNum32">
        <text:list-item>
          <text:p text:style-name="P23"><text:span text:style-name="T10">&lt;td&gt;</text:span><text:span text:style-name="T9">&lt;img src="/imagenes/ spacer.gif" width="76" height="1" border="0" alt=""&gt;</text:span><text:span text:style-name="T10">&lt;/td&gt;</text:span></text:p>
        </text:list-item>
        <text:list-item>
          <text:p text:style-name="P23"><text:span text:style-name="T11">&lt;p class="destacado"&gt;</text:span><text:span text:style-name="T7">Esto es un texto</text:span><text:span text:style-name="T11">&lt;/p&gt;</text:span></text:p>
        </text:list-item>
        <text:list-item>
          <text:p text:style-name="P23"><text:span text:style-name="T11">&lt;p&gt;</text:span><text:span text:style-name="T7">Esto es un &lt;a href="http://www.unirioja.es"&gt;enlace&lt;/a&gt;</text:span><text:span text:style-name="T11">&lt;/p&gt;</text:span> </text:p>
        </text:list-item>
      </text:list>
      <text:p text:style-name="Respuesta"/>
      <text:p text:style-name="P16">Explica la expresión regular que hayas utilizado</text:p>
      <text:p text:style-name="Respuesta"/>
      <text:p text:style-name="Respuesta"><text:bookmark-end text:name="_Hlk110929799"/><text:bookmark-end text:name="_Hlk110941333"/></text:p>
      <text:list xml:id="list115111032055400" text:continue-list="list115112032593558" text:style-name="WWNum3">
        <text:list-item>
          <text:p text:style-name="P19">Usa Internet para buscar una <text:span text:style-name="T15">regex</text:span> que sirva para detectar URL de tipo http o https contenidas en el fichero. Adáptala para poder usarla con grep y aplícala al fichero:</text:p>
        </text:list-item>
      </text:list>
      <text:p text:style-name="Respuesta"/>
      <text:p text:style-name="P16">Explica la expresión regular que hayas utilizado</text:p>
      <text:p text:style-name="Respuesta"/>
      <text:p text:style-name="Respuesta"/>
      <text:p text:style-name="Respuesta"/>
      <text:p text:style-name="Respuest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ohit Devanagari" svg:font-family="'Lohit Devanagari'"/>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en" fo:country="US" style:letter-kerning="false" style:font-name-asian="Times New Roman1" style:font-size-asian="11pt" style:language-asian="en" style:country-asian="US" style:font-name-complex="Times New Roman1"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start" style:justify-single-word="false" fo:orphans="2" fo:widows="2" fo:hyphenation-ladder-count="no-limit" fo:text-indent="0.635cm" style:auto-text-indent="false" style:vertical-align="baseline" style:writing-mode="lr-tb"/>
      <style:text-properties fo:language="es" fo:country="ES" fo:hyphenate="false" fo:hyphenation-remain-char-count="2" fo:hyphenation-push-char-count="2" loext:hyphenation-no-caps="false"/>
    </style:style>
    <style:style style:name="Heading" style:family="paragraph" style:parent-style-name="Standard" style:next-style-name="Text_20_body" style:class="text">
      <style:paragraph-properties>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cm" fo:margin-right="0cm" fo:margin-top="1.058cm" fo:margin-bottom="0.141cm" style:contextual-spacing="false" fo:text-indent="0cm" style:auto-text-indent="false"/>
      <style:text-properties fo:color="#365f91" loext:opacity="100%" style:font-name="Cambria" fo:font-family="Cambria" style:font-family-generic="roman" style:font-pitch="variable"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_20__28_user_29_"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fo:font-size="12pt" fo:font-style="italic" style:font-size-asian="12pt" style:font-style-asian="italic" style:font-size-complex="12pt" style:font-style-complex="italic"/>
    </style:style>
    <style:style style:name="Heading_20_5" style:display-name="Heading 5" style:family="paragraph" style:parent-style-name="Standard" style:next-style-name="Standard" style:default-outline-level="5" style:list-style-name="" style:class="text">
      <style:paragraph-properties fo:margin-left="0cm" fo:margin-right="0cm" fo:margin-top="0.353cm" fo:margin-bottom="0.141cm" style:contextual-spacing="false" fo:text-indent="0cm" style:auto-text-indent="false"/>
      <style:text-properties fo:color="#4f81bd" loext:opacity="100%" style:font-name="Cambria" fo:font-family="Cambria"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left="0cm" fo:margin-right="0cm" fo:margin-top="0.494cm" fo:margin-bottom="0.176cm" style:contextual-spacing="false" fo:text-indent="0cm" style:auto-text-indent="false"/>
      <style:text-properties fo:color="#4f81bd" loext:opacity="10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weight="bold" style:font-size-asian="10pt" style:font-weight-asian="bold" style:font-size-complex="10pt" style:font-weight-complex="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564cm" fo:margin-bottom="0.176cm" style:contextual-spacing="false" fo:text-indent="0cm" style:auto-text-indent="false"/>
      <style:text-properties fo:color="#9bbb59" loext:opacity="100%" style:font-name="Cambria" fo:font-family="Cambria" style:font-family-generic="roman" style:font-pitch="variable" fo:font-size="10pt" fo:font-style="italic" style:font-size-asian="10pt" style:font-style-asian="italic" style:font-size-complex="10pt" style:font-style-complex="italic"/>
    </style:style>
    <style:style style:name="Standard_20__28_user_29_" style:display-name="Standard (user)" style:family="paragraph">
      <style:paragraph-properties fo:margin-left="0cm" fo:margin-right="0cm" fo:margin-top="0cm" fo:margin-bottom="0cm" style:contextual-spacing="false" fo:text-align="start" style:justify-single-word="false" fo:orphans="2" fo:widows="2" fo:text-indent="0.635cm" style:auto-text-indent="false" style:vertical-align="baseline" style:writing-mode="lr-tb"/>
    </style:style>
    <style:style style:name="Introducción" style:family="paragraph" style:parent-style-name="Standard" style:default-outline-level="2" style:list-style-name="">
      <style:paragraph-properties fo:margin-left="0cm" fo:margin-right="0cm" fo:margin-top="0.25cm" fo:margin-bottom="0cm" style:contextual-spacing="false" fo:text-indent="0cm" style:auto-text-indent="false"/>
      <style:text-properties fo:color="#008080" loext:opacity="100%" style:font-name="Cambria" fo:font-family="Cambria" style:font-family-generic="roman" style:font-pitch="variable" fo:font-size="12pt" style:font-size-asian="12pt" style:font-size-complex="12pt"/>
    </style:style>
    <style:style style:name="ejercicio" style:family="paragraph" style:parent-style-name="Standard" style:next-style-name="Respuesta" style:list-style-name="WWNum3">
      <style:paragraph-properties fo:margin-top="0.212cm" fo:margin-bottom="0cm" style:contextual-spacing="false" fo:text-align="justify" style:justify-single-word="false">
        <style:tab-stops>
          <style:tab-stop style:position="-9.525cm"/>
        </style:tab-stops>
      </style:paragraph-properties>
    </style:style>
    <style:style style:name="ayuda" style:family="paragraph" style:parent-style-name="Standard" style:next-style-name="Respuesta">
      <style:paragraph-properties fo:margin-left="0.7cm" fo:margin-right="0cm" fo:text-indent="0cm" style:auto-text-indent="false"/>
      <style:text-properties fo:font-style="italic" style:font-style-asian="italic"/>
    </style:style>
    <style:style style:name="titu" style:family="paragraph" style:parent-style-name="Standard" style:next-style-name="ejercicio">
      <style:paragraph-properties fo:margin-top="0.423cm" fo:margin-bottom="0cm" style:contextual-spacing="false" style:line-height-at-least="0.635cm" fo:text-align="center" style:justify-single-word="false" fo:break-before="page"/>
      <style:text-properties fo:font-size="14pt" fo:font-weight="bold" style:font-size-asian="14pt" style:font-weight-asian="bold"/>
    </style:style>
    <style:style style:name="Text_20_body_20__28_user_29_" style:display-name="Text body (user)" style:family="paragraph" style:parent-style-name="Standard_20__28_user_29_">
      <style:paragraph-properties fo:margin-top="0cm" fo:margin-bottom="0.212cm"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1.251cm" fo:margin-right="0cm" fo:margin-top="0.423cm" fo:margin-bottom="0cm" style:contextual-spacing="false" fo:text-align="justify" style:justify-single-word="false" fo:text-indent="0.635cm" style:auto-text-indent="false"/>
      <style:text-properties style:font-name="Times New Roman" fo:font-family="'Times New Roman'" style:font-family-generic="roman" style:font-pitch="variable"/>
    </style:style>
    <style:style style:name="Lista_20_con_20_topos" style:display-name="Lista con topos" style:family="paragraph" style:parent-style-name="Standard" style:list-style-name="WWNum1">
      <style:paragraph-properties fo:margin-top="0.106cm" fo:margin-bottom="0cm" style:contextual-spacing="false" fo:text-align="justify" style:justify-single-word="false">
        <style:tab-stops>
          <style:tab-stop style:position="-9.525cm"/>
        </style:tab-stops>
      </style:paragraph-properties>
    </style:style>
    <style:style style:name="apartados" style:family="paragraph" style:parent-style-name="Standard" style:list-style-name="WWNum2">
      <style:paragraph-properties fo:margin-top="0.423cm" fo:margin-bottom="0cm" style:contextual-spacing="false" fo:text-align="justify" style:justify-single-word="false"/>
      <style:text-properties style:font-name="Times New Roman" fo:font-family="'Times New Roman'" style:font-family-generic="roman" style:font-pitch="variable"/>
    </style:style>
    <style:style style:name="Body_20_Text_20_3" style:display-name="Body Text 3" style:family="paragraph" style:parent-style-name="Standard">
      <style:paragraph-properties fo:margin-top="0.423cm" fo:margin-bottom="0cm" style:contextual-spacing="false" fo:text-align="justify" style:justify-single-word="false"/>
      <style:text-properties style:font-name="Times New Roman" fo:font-family="'Times New Roman'" style:font-family-generic="roman" style:font-pitch="variable" fo:font-weight="bold" style:font-weight-asian="bold"/>
    </style:style>
    <style:style style:name="Title" style:family="paragraph" style:parent-style-name="Standard" style:next-style-name="Standard" style:class="chapter">
      <style:paragraph-properties fo:margin-left="0cm" fo:margin-right="0cm" fo:text-indent="0cm" style:auto-text-indent="false" fo:padding="0cm" fo:border="0.99pt solid #a7bfde" style:shadow="none"/>
      <style:text-properties fo:color="#243f60" loext:opacity="100%" style:font-name="Cambria" fo:font-family="Cambria" style:font-family-generic="roman" style:font-pitch="variable" fo:font-size="24pt" fo:font-style="italic" style:font-size-asian="24pt" style:font-style-asian="italic"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style:contextual-spacing="false" fo:text-align="end" style:justify-single-word="false" fo:text-indent="0cm" style:auto-text-indent="false"/>
      <style:text-properties fo:font-size="12pt" fo:font-style="italic" style:font-size-asian="12pt" style:font-style-asian="italic" style:font-size-complex="12pt" style:font-style-complex="italic"/>
    </style:style>
    <style:style style:name="gráfico" style:family="paragraph" style:parent-style-name="Standard" style:next-style-name="ejercicio">
      <style:paragraph-properties fo:text-align="center" style:justify-single-word="false"/>
    </style:style>
    <style:style style:name="Epígrafe" style:family="paragraph" style:parent-style-name="Standard" style:next-style-name="Standard">
      <style:text-properties fo:font-size="9pt" fo:font-weight="bold" style:font-size-asian="9pt" style:font-weight-asian="bold" style:font-size-complex="9pt" style:font-weight-complex="bold"/>
    </style:style>
    <style:style style:name="No_20_Spacing" style:display-name="No Spacing" style:family="paragraph" style:parent-style-name="Standard">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635cm" style:auto-text-indent="false"/>
    </style:style>
    <style:style style:name="Quotations" style:family="paragraph" style:parent-style-name="Standard" style:next-style-name="Standard" style:class="html">
      <style:text-properties fo:color="#5a5a5a" loext:opacity="100%" style:font-name="Cambria" fo:font-family="Cambria" style:font-family-generic="roman" style:font-pitch="variable" fo:font-style="italic" style:font-style-asian="italic" style:font-style-complex="italic"/>
    </style:style>
    <style:style style:name="Intense_20_Quote" style:display-name="Intense Quote" style:family="paragraph" style:parent-style-name="Standard" style:next-style-name="Standard">
      <loext:graphic-properties draw:fill="solid" draw:fill-color="#4f81bd"/>
      <style:paragraph-properties fo:margin-left="2.54cm" fo:margin-right="2.54cm" fo:margin-top="0.564cm" fo:margin-bottom="0.564cm" style:contextual-spacing="false" fo:line-height="125%" fo:text-indent="0.635cm" style:auto-text-indent="false" fo:background-color="#4f81bd" fo:padding="0cm" fo:border="1.5pt solid #b8cce4" style:shadow="none"/>
      <style:text-properties fo:color="#ffffff" loext:opacity="100%" style:font-name="Cambria" fo:font-family="Cambria" style:font-family-generic="roman" style:font-pitch="variable" fo:font-size="12pt" fo:font-style="italic" style:font-size-asian="12pt" style:font-style-asian="italic" style:font-size-complex="12pt" style:font-style-complex="italic"/>
    </style:style>
    <style:style style:name="Título_20_de_20_TDC" style:display-name="Título de TDC" style:family="paragraph" style:parent-style-name="Heading_20_1" style:next-style-name="Standard"/>
    <style:style style:name="Respuesta" style:family="paragraph" style:parent-style-name="Standard">
      <style:paragraph-properties fo:margin-left="0.7cm" fo:margin-right="0cm" fo:text-indent="0cm" style:auto-text-indent="false" fo:padding="0cm" fo:border="0.51pt solid #000080" style:shadow="none"/>
      <style:text-properties fo:color="#c0504d" loext:opacity="100%"/>
    </style:style>
    <style:style style:name="Header" style:family="paragraph" style:parent-style-name="Standard_20__28_user_29_" loext:linked-style-name="Encabezado_20_Car"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_20__28_user_29_" style:class="extra"/>
    <style:style style:name="caption" style:family="paragraph" style:parent-style-name="Standard_20__28_user_29_">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Título_20_de_20_cubierta" style:display-name="Título de cubierta" style:family="paragraph" style:parent-style-name="Standard" style:next-style-name="Standard">
      <style:paragraph-properties fo:margin-left="0cm" fo:margin-right="0cm" fo:text-align="end" style:justify-single-word="false" fo:orphans="0" fo:widows="0" fo:hyphenation-ladder-count="no-limit" fo:text-indent="0cm" style:auto-text-indent="false" style:vertical-align="auto"/>
      <style:text-properties style:font-name="Century Gothic" fo:font-family="'Century Gothic'" style:font-family-generic="roman" style:font-pitch="variable" fo:font-size="28pt" style:rfc-language-tag="es-ES-u-co-trad" fo:language="es" fo:country="ES" fo:font-weight="bold" style:font-size-asian="28pt" style:font-weight-asian="bold" style:font-size-complex="28pt" style:language-complex="ar" style:country-complex="SA" fo:hyphenate="true" fo:hyphenation-remain-char-count="2" fo:hyphenation-push-char-count="2" loext:hyphenation-no-caps="false"/>
    </style:style>
    <style:style style:name="annotation_20_text" style:display-name="annotation text" style:family="paragraph" style:parent-style-name="Standard" loext:linked-style-name="Texto_20_comentario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ítulo_20_2_20_Car" style:display-name="Título 2 Car" style:family="text" style:parent-style-name="Default_20_Paragraph_20_Font">
      <style:text-properties fo:color="#365f91"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5_20_Car" style:display-name="Título 5 Car" style:family="text" style:parent-style-name="Default_20_Paragraph_20_Font">
      <style:text-properties fo:color="#4f81bd" loext:opacity="10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ítulo_20_6_20_Car" style:display-name="Título 6 Car" style:family="text" style:parent-style-name="Default_20_Paragraph_20_Font">
      <style:text-properties fo:color="#4f81bd"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ítulo_20_7_20_Car" style:display-name="Título 7 Car" style:family="text" style:parent-style-name="Default_20_Paragraph_20_Font">
      <style:text-properties fo:color="#9bbb59" loext:opacity="100%" style:font-name="Cambria" fo:font-family="Cambria"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Título_20_8_20_Car" style:display-name="Título 8 Car" style:family="text" style:parent-style-name="Default_20_Paragraph_20_Font">
      <style:text-properties fo:color="#9bbb59" loext:opacity="100%" style:font-name="Cambria" fo:font-family="Cambria" style:font-family-generic="roman" style:font-pitch="variable" fo:font-size="10pt" fo:font-style="italic" fo:font-weight="bold" style:font-name-asian="Times New Roman1" style:font-family-asian="'Times New Roman'" style:font-family-generic-asian="system" style:font-pitch-asian="variable" style:font-size-asian="10pt" style:font-style-asian="italic" style:font-weight-asian="bold" style:font-name-complex="Times New Roman1" style:font-family-complex="'Times New Roman'" style:font-family-generic-complex="system" style:font-pitch-complex="variable" style:font-size-complex="10pt" style:font-style-complex="italic" style:font-weight-complex="bold"/>
    </style:style>
    <style:style style:name="Título_20_9_20_Car" style:display-name="Título 9 Car" style:family="text" style:parent-style-name="Default_20_Paragraph_20_Font">
      <style:text-properties fo:color="#9bbb59" loext:opacity="10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Título_20_Car" style:display-name="Título Car" style:family="text" style:parent-style-name="Default_20_Paragraph_20_Font">
      <style:text-properties fo:color="#243f60" loext:opacity="100%" style:font-name="Cambria" fo:font-family="Cambria" style:font-family-generic="roman" style:font-pitch="variable" fo:font-size="24pt" fo:font-style="italic" style:font-name-asian="Times New Roman1" style:font-family-asian="'Times New Roman'" style:font-family-generic-asian="system" style:font-pitch-asian="variable" style:font-size-asian="24pt" style:font-style-asian="italic" style:font-name-complex="Times New Roman1" style:font-family-complex="'Times New Roman'" style:font-family-generic-complex="system" style:font-pitch-complex="variable" style:font-size-complex="30pt" style:font-style-complex="italic"/>
    </style:style>
    <style:style style:name="Subtítulo_20_Car" style:display-name="Subtítulo Car" style:family="text" style:parent-style-name="Default_20_Paragraph_20_Font">
      <style:text-properties style:font-name="Calibri" fo:font-family="Calibri" style:font-family-generic="roman" style:font-pitch="variable" fo:font-size="12pt" fo:font-style="italic" style:font-size-asian="12pt" style:font-style-asian="italic" style:font-size-complex="12pt" style:font-style-complex="italic"/>
    </style:style>
    <style:style style:name="Strong" style:family="text" style:parent-style-name="Default_20_Paragraph_20_Font">
      <style:text-properties fo:letter-spacing="normal" fo:font-weight="bold" style:font-weight-asian="bold" style:font-weight-complex="bold"/>
    </style:style>
    <style:style style:name="Emphasis" style:family="text">
      <style:text-properties fo:color="#5a5a5a" loext:opacity="100%" fo:font-style="italic" fo:font-weight="bold" style:font-style-asian="italic" style:font-weight-asian="bold" style:font-style-complex="italic" style:font-weight-complex="bold"/>
    </style:style>
    <style:style style:name="Sin_20_espaciado_20_Car" style:display-name="Sin espaciado Car" style:family="text" style:parent-style-name="Default_20_Paragraph_20_Font"/>
    <style:style style:name="Cita_20_Car" style:display-name="Cita Car" style:family="text" style:parent-style-name="Default_20_Paragraph_20_Font">
      <style:text-properties fo:color="#5a5a5a" loext:opacity="10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Cita_20_destacada_20_Car" style:display-name="Cita destacada Car" style:family="text" style:parent-style-name="Default_20_Paragraph_20_Font">
      <style:text-properties fo:color="#ffffff" loext:opacity="100%" style:font-name="Cambria" fo:font-family="Cambria" style:font-family-generic="roman" style:font-pitch="variable" fo:font-size="12pt" fo:font-style="italic" fo:background-color="#4f81bd"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Subtle_20_Emphasis" style:display-name="Subtle Emphasis" style:family="text">
      <style:text-properties fo:color="#5a5a5a" loext:opacity="100%" fo:font-style="italic" style:font-style-asian="italic" style:font-style-complex="italic"/>
    </style:style>
    <style:style style:name="Intense_20_Emphasis" style:display-name="Intense Emphasis" style:family="text">
      <style:text-properties fo:color="#4f81bd" loext:opacity="100%"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style:use-window-font-color="true" loext:opacity="0%" style:text-underline-style="solid" style:text-underline-width="auto" style:text-underline-color="#9bbb59"/>
    </style:style>
    <style:style style:name="Intense_20_Reference" style:display-name="Intense Reference" style:family="text" style:parent-style-name="Default_20_Paragraph_20_Font">
      <style:text-properties fo:color="#76923c" loext:opacity="100%" style:text-underline-style="solid" style:text-underline-width="auto" style:text-underline-color="#9bbb59" fo:font-weight="bold" style:font-weight-asian="bold" style:font-weight-complex="bold"/>
    </style:style>
    <style:style style:name="Book_20_Title" style:display-name="Book Title" style:family="text" style:parent-style-name="Default_20_Paragraph_20_Font">
      <style:text-properties style:use-window-font-color="true" loext:opacity="0%"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ayuda_20_Car" style:display-name="ayuda Car" style:family="text" style:parent-style-name="Default_20_Paragraph_20_Font">
      <style:text-properties fo:font-style="italic" style:font-style-asian="italic"/>
    </style:style>
    <style:style style:name="Respuesta_20_Car" style:display-name="Respuesta Car" style:family="text" style:parent-style-name="ayuda_20_Car">
      <style:text-properties fo:font-style="italic" style:font-style-asian="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language="es" fo:country="ES"/>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annotation_20_text">
      <style:text-properties fo:font-size="10pt" fo:language="es" fo:country="ES"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language="es" fo:country="ES" fo:font-weight="bold" style:font-size-asian="10pt" style:font-weight-asian="bold" style:font-size-complex="10pt" style:font-weight-complex="bold"/>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fo:language="es" fo:country="ES"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7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7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54"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55"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386cm"/>
        </style:list-level-properties>
        <style:text-properties fo:font-family="Calibri"/>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8.498cm" style:type="center"/>
          <style:tab-stop style:position="18.461cm" style:type="right"/>
        </style:tab-stops>
      </style:paragraph-properties>
    </style:style>
    <style:style style:name="MP2" style:family="paragraph" style:parent-style-name="Header">
      <style:text-properties fo:language="es" fo:country="ES"/>
    </style:style>
    <style:style style:name="MP3" style:family="paragraph" style:parent-style-name="Footer">
      <style:paragraph-properties fo:text-align="end" style:justify-single-word="false"/>
    </style:style>
    <style:style style:name="MT1" style:family="text">
      <style:text-properties fo:color="#808080" loext:opacity="100%" fo:font-size="8pt" fo:language="es" fo:country="ES" fo:font-weight="bold" style:font-size-asian="8pt" style:font-weight-asian="bold" style:font-name-complex="Arial" style:font-size-complex="10pt"/>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R. – Grado en Ingeniería Informática<text:tab/><text:tab/>Sistemas operativos</text:span></text:p>
        <text:p text:style-name="MP2"/>
      </style:header>
      <style:footer>
        <text:p text:style-name="MP3"><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actica01</dc:title>
    <meta:initial-creator>Eloy Mata</meta:initial-creator>
    <meta:editing-cycles>40</meta:editing-cycles>
    <meta:print-date>2021-09-23T16:39:00</meta:print-date>
    <meta:creation-date>2021-09-16T07:23:00</meta:creation-date>
    <dc:date>2022-09-29T11:51:10.184507013</dc:date>
    <meta:editing-duration>PT8H58M1S</meta:editing-duration>
    <meta:generator>LibreOffice/7.3.5.2$Linux_X86_64 LibreOffice_project/30$Build-2</meta:generator>
    <meta:document-statistic meta:table-count="0" meta:image-count="0" meta:object-count="0" meta:page-count="4" meta:paragraph-count="79" meta:word-count="1153" meta:character-count="6985" meta:non-whitespace-character-count="5917"/>
    <meta:user-defined meta:name="AppVersion">16.0000</meta:user-defined>
    <meta:user-defined meta:name="Company">Universidad de La Rioja</meta:user-defined>
    <meta:user-defined meta:name="Información 1"/>
    <meta:user-defined meta:name="Información 2"/>
    <meta:user-defined meta:name="Información 3" meta:value-type="string"/>
    <meta:user-defined meta:name="Información 4" meta:value-type="string"/>
    <meta:template xlink:type="simple" xlink:actuate="onRequest" xlink:title="Normal.dotm" xlink:href=""/>
  </office:meta>
</office:document-meta>
</file>